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667" officeooo:paragraph-rsid="0012f667"/>
    </style:style>
    <style:style style:name="P2" style:family="paragraph" style:parent-style-name="Standard">
      <style:text-properties officeooo:rsid="00143aea" officeooo:paragraph-rsid="00143aea"/>
    </style:style>
    <style:style style:name="P3" style:family="paragraph" style:parent-style-name="Standard" style:list-style-name="L2">
      <style:text-properties officeooo:rsid="00143aea" officeooo:paragraph-rsid="00143ae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43aea" officeooo:paragraph-rsid="00143ae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dc9a" officeooo:paragraph-rsid="0015dc9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4683" officeooo:paragraph-rsid="00174683" style:font-weight-asian="bold" style:font-weight-complex="bold"/>
    </style:style>
    <style:style style:name="P7" style:family="paragraph" style:parent-style-name="Standard" style:list-style-name="L2">
      <style:text-properties officeooo:paragraph-rsid="00143aea"/>
    </style:style>
    <style:style style:name="P8" style:family="paragraph" style:parent-style-name="Standard">
      <style:text-properties officeooo:paragraph-rsid="0015dc9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5757f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5757f" style:font-weight-asian="normal" style:font-weight-complex="normal"/>
    </style:style>
    <style:style style:name="T5" style:family="text">
      <style:text-properties style:text-underline-style="none" fo:font-weight="normal" officeooo:rsid="00143aea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3 eventos-interação</text:p>
      <text:p text:style-name="P1"/>
      <text:p text:style-name="P2">como manipular os eventos DOM e HTML</text:p>
      <text:p text:style-name="P1">&lt;button onclick=”maisInfos();”&gt; Mais informações&lt;/button&gt;</text:p>
      <text:p text:style-name="P1"/>
      <text:p text:style-name="P1">&lt;p id=”trybe-continua”&gt;&lt;/p&gt;</text:p>
      <text:p text:style-name="P1">&lt;script&gt;</text:p>
      <text:p text:style-name="P1"><text:tab/>window.onload = jsCarregado</text:p>
      <text:p text:style-name="P1"/>
      <text:p text:style-name="P1">function jsCarregado() {</text:p>
      <text:p text:style-name="P1"><text:tab/>alert(“Página foi carregada!”)</text:p>
      <text:p text:style-name="P1">}</text:p>
      <text:p text:style-name="P1"/>
      <text:p text:style-name="P1">function maisInfos() {</text:p>
      <text:p text:style-name="P1"><text:tab/>let textoMaisInfos = document.getElementById(“trybe-continua”);</text:p>
      <text:p text:style-name="P1"><text:tab/> textoMaisInfos.innerText = “Aqui você vai aprender Hard Skills, Soft Skills</text:p>
      <text:p text:style-name="P1">e várias outras habilidades!”;</text:p>
      <text:p text:style-name="P1">}</text:p>
      <text:p text:style-name="P1"/>
      <text:p text:style-name="P1">outro codico</text:p>
      <text:p text:style-name="P1"/>
      <text:p text:style-name="P1">window.onload = pizzaPronta</text:p>
      <text:p text:style-name="P1"/>
      <text:p text:style-name="P1">function pizzaPronta() {</text:p>
      <text:p text:style-name="P1"><text:tab/>alert(“Tocou a campainha”);</text:p>
      <text:p text:style-name="P1"><text:tab/>alert(“Recebi a pizza”);</text:p>
      <text:p text:style-name="P1">}</text:p>
      <text:p text:style-name="P1">alert(“Pedido da pizza”)</text:p>
      <text:p text:style-name="P1"/>
      <text:p text:style-name="P4">addEventListener</text:p>
      <text:p text:style-name="P2">Dois usos mais comum, o <text:span text:style-name="T1">addEventListener</text:span><text:span text:style-name="T3"> recebe dois parâmetros:</text:span></text:p>
      <text:list xml:id="list863651105" text:style-name="L2">
        <text:list-item>
          <text:p text:style-name="P3"><text:span text:style-name="T3"><text:s/>O evento que estamos esperando escutar: Exemplo</text:span></text:p>
        </text:list-item>
        <text:list-item>
          <text:p text:style-name="P7"><text:span text:style-name="T5"><text:s/></text:span><text:span text:style-name="T4">A função (criada por mim) que será executada quando o evento acontecer.</text:span></text:p>
        </text:list-item>
      </text:list>
      <text:p text:style-name="P8"><text:span text:style-name="T2">T</text:span><text:span text:style-name="T1">arget</text:span><text:span text:style-name="T3">: mostra quem chamou a função ou melhor, o elemento que originou esse mesmo evento.</text:span></text:p>
      <text:p text:style-name="P5">Type<text:span text:style-name="T3">: o tipo de evento que originou o (click-Mouse, mouse over, <text:s/>keyboard etc).</text:span></text:p>
      <text:p text:style-name="P5"><text:span text:style-name="T3"/></text:p>
      <text:p text:style-name="P5"><text:span text:style-name="T3">Todos os Elementos podem receber Eventos</text:span></text:p>
      <text:p text:style-name="P6"><text:span text:style-name="T3">Pode ser colocado quantos event listeners quiser no mesmo elemento.</text:span></text:p>
      <text:p text:style-name="P6"><text:span text:style-name="T3">O navegador passa para a função chamada no addEventListener o </text:span><text:span text:style-name="T6">evento</text:span><text:span text:style-name="T3"> como um </text:span><text:span text:style-name="T6">parâmetro,</text:span><text:span text:style-name="T7"> podendo ser acessado pela função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2:06.906137750</meta:creation-date>
    <dc:date>2022-02-16T19:31:59.817001438</dc:date>
    <meta:editing-duration>PT32S</meta:editing-duration>
    <meta:editing-cycles>1</meta:editing-cycles>
    <meta:document-statistic meta:table-count="0" meta:image-count="0" meta:object-count="0" meta:page-count="1" meta:paragraph-count="30" meta:word-count="161" meta:character-count="1169" meta:non-whitespace-character-count="1030"/>
    <meta:generator>LibreOffice/6.4.7.2$Linux_X86_64 LibreOffice_project/40$Build-2</meta:generator>
  </office:meta>
</office:document-meta>
</file>